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ities.SaveDOM( Document document ,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Utilities.loadXMLFrom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ities.loadDOM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